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44" style:family="table">
      <style:table-properties style:width="8.998cm" table:align="left"/>
    </style:style>
    <style:style style:name="Tableau44.A" style:family="table-column">
      <style:table-column-properties style:column-width="2.249cm"/>
    </style:style>
    <style:style style:name="Tableau44.D" style:family="table-column">
      <style:table-column-properties style:column-width="2.251cm"/>
    </style:style>
    <style:style style:name="Tableau44.1" style:family="table-row">
      <style:table-row-properties style:row-height="0.907cm"/>
    </style:style>
    <style:style style:name="Tableau4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4.B1" style:family="table-cell" style:data-style-name="N0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4.D1" style:family="table-cell" style:data-style-name="N0">
      <style:table-cell-properties style:vertical-align="middle" fo:padding="0.097cm" fo:border="0.05pt solid #000000"/>
    </style:style>
    <style:style style:name="Tableau44.2" style:family="table-row">
      <style:table-row-properties style:row-height="1.002cm"/>
    </style:style>
    <style:style style:name="Tableau44.A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4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4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5" style:family="table">
      <style:table-properties style:width="9.345cm" fo:margin-left="-0.196cm" fo:margin-right="0.002cm" table:align="margins"/>
    </style:style>
    <style:style style:name="Tableau35.A" style:family="table-column">
      <style:table-column-properties style:column-width="4.597cm" style:rel-column-width="32235*"/>
    </style:style>
    <style:style style:name="Tableau35.B" style:family="table-column">
      <style:table-column-properties style:column-width="0.386cm" style:rel-column-width="2708*"/>
    </style:style>
    <style:style style:name="Tableau35.C" style:family="table-column">
      <style:table-column-properties style:column-width="4.362cm" style:rel-column-width="30592*"/>
    </style:style>
    <style:style style:name="Tableau35.1" style:family="table-row">
      <style:table-row-properties style:min-row-height="0.6cm"/>
    </style:style>
    <style:style style:name="Tableau35.A1" style:family="table-cell">
      <style:table-cell-properties style:vertical-align="middle" fo:background-color="transparent" fo:padding-left="0.101cm" fo:padding-right="0.101cm" fo:padding-top="0cm" fo:padding-bottom="0cm" fo:border="none">
        <style:background-image/>
      </style:table-cell-properties>
    </style:style>
    <style:style style:name="Tableau35.B1" style:family="table-cell">
      <style:table-cell-properties fo:background-color="transparent" fo:padding-left="0.101cm" fo:padding-right="0.101cm" fo:padding-top="0cm" fo:padding-bottom="0cm" fo:border="none">
        <style:background-image/>
      </style:table-cell-properties>
    </style:style>
    <style:style style:name="Tableau35.B2" style:family="table-cell">
      <style:table-cell-properties fo:background-color="transparent" fo:padding-left="0.101cm" fo:padding-right="0.101cm" fo:padding-top="0cm" fo:padding-bottom="0cm" fo:border="none">
        <style:background-image/>
      </style:table-cell-properties>
    </style:style>
    <style:style style:name="Tableau35.B3" style:family="table-cell">
      <style:table-cell-properties fo:background-color="transparent" fo:padding-left="0.101cm" fo:padding-right="0.101cm" fo:padding-top="0cm" fo:padding-bottom="0cm" fo:border="none">
        <style:background-image/>
      </style:table-cell-properties>
    </style:style>
    <style:style style:name="Tableau58" style:family="table">
      <style:table-properties style:width="9.151cm" table:align="margins" fo:background-color="transparent" style:may-break-between-rows="false">
        <style:background-image/>
      </style:table-properties>
    </style:style>
    <style:style style:name="Tableau58.A" style:family="table-column">
      <style:table-column-properties style:column-width="4.576cm" style:rel-column-width="32767*"/>
    </style:style>
    <style:style style:name="Tableau58.B" style:family="table-column">
      <style:table-column-properties style:column-width="4.576cm" style:rel-column-width="32768*"/>
    </style:style>
    <style:style style:name="Tableau58.1" style:family="table-row">
      <style:table-row-properties style:row-height="0.801cm" fo:background-color="transparent" fo:keep-together="always">
        <style:background-image/>
      </style:table-row-properties>
    </style:style>
    <style:style style:name="Tableau5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8.B1" style:family="table-cell">
      <style:table-cell-properties style:vertical-align="middle" fo:padding="0.097cm" fo:border="0.05pt solid #000000"/>
    </style:style>
    <style:style style:name="Tableau58.2" style:family="table-row">
      <style:table-row-properties style:min-row-height="2.602cm" fo:keep-together="always"/>
    </style:style>
    <style:style style:name="Tableau5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08d016c"/>
    </style:style>
    <style:style style:name="P46" style:family="paragraph" style:parent-style-name="Footer">
      <style:text-properties officeooo:paragraph-rsid="010f7046"/>
    </style:style>
    <style:style style:name="P47" style:family="paragraph" style:parent-style-name="Footer">
      <style:text-properties officeooo:paragraph-rsid="01120261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Tableau_5f_Centré_5f_Gras">
      <style:text-properties fo:font-weight="normal" style:font-weight-asian="normal" style:font-weight-complex="normal"/>
    </style:style>
    <style:style style:name="P103" style:family="paragraph" style:parent-style-name="_5f_Footer_20_page_20_impaire_20__28_D_29_"/>
    <style:style style:name="P104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6" style:family="paragraph" style:parent-style-name="_5f_Footer_20_page_20_paire_20__28_G_29_"/>
    <style:style style:name="P107" style:family="paragraph" style:parent-style-name="_5f_Footer_20_page_20_paire_20__28_G_29_">
      <style:text-properties fo:font-size="9pt" style:font-size-asian="9pt" style:font-size-complex="9pt"/>
    </style:style>
    <style:style style:name="P108" style:family="paragraph" style:parent-style-name="_5f_Paragraphe_5f_Réponse_5f_Elève" style:list-style-name="_5f_Numérotation_20_des_20_exercices"/>
    <style:style style:name="P10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0" style:family="paragraph" style:parent-style-name="_5f_Paragraphe_5f_avec_5f_Num_5f_Question" style:list-style-name="_5f_Numérotation_20_des_20_exercices"/>
    <style:style style:name="P111" style:family="paragraph" style:parent-style-name="_5f_Premier_5f_Titre_5f_Exercices_5f_avec_5f_Num_5f_Exo_5f_sans_5f_Titre" style:list-style-name="_5f_Numérotation_20_des_20_exercices" style:master-page-name="_33__5f_5_5f_SERIE_5f_N_5f_GAUCHE_5f_ET_5f_DROITE_5f_2COL">
      <style:paragraph-properties style:page-number="auto"/>
    </style:style>
    <style:style style:name="P112" style:family="paragraph" style:parent-style-name="_5f_Titre_5f_Exercices_5f_avec_5f_Titre" style:list-style-name="_5f_Numérotation_20_des_20_exercices"/>
    <style:style style:name="P113" style:family="paragraph" style:parent-style-name="_5f_Titre_5f_Exercices_5f_sans_5f_Titre" style:list-style-name="_5f_Numérotation_20_des_20_exercices"/>
    <style:style style:name="P114" style:family="paragraph">
      <style:paragraph-properties fo:text-align="center"/>
    </style:style>
    <style:style style:name="P11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d7e12c"/>
    </style:style>
    <style:style style:name="P11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22" style:family="paragraph">
      <loext:graphic-properties draw:fill="solid" draw:fill-color="#7fb241"/>
    </style:style>
    <style:style style:name="P123" style:family="paragraph">
      <loext:graphic-properties draw:fill="solid" draw:fill-color="#1ca2b8"/>
    </style:style>
    <style:style style:name="P124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d62e4e"/>
    </style:style>
    <style:style style:name="P126" style:family="paragraph">
      <loext:graphic-properties draw:fill-color="#ff0000"/>
      <style:paragraph-properties fo:text-align="center"/>
    </style:style>
    <style:style style:name="P127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28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2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0" style:family="paragraph">
      <style:paragraph-properties fo:margin-left="0cm" fo:margin-right="0cm" fo:margin-top="0cm" fo:margin-bottom="0cm" fo:line-height="100%" fo:text-indent="0cm"/>
    </style:style>
    <style:style style:name="P1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4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334a5be"/>
    </style:style>
    <style:style style:name="T149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0" style:family="text">
      <style:text-properties officeooo:rsid="0160d7ef"/>
    </style:style>
    <style:style style:name="T151" style:family="text">
      <style:text-properties officeooo:rsid="0072f07f"/>
    </style:style>
    <style:style style:name="T152" style:family="text">
      <style:text-properties officeooo:rsid="0268e0aa"/>
    </style:style>
    <style:style style:name="T153" style:family="text">
      <style:text-properties officeooo:rsid="026ec296"/>
    </style:style>
    <style:style style:name="T154" style:family="text">
      <style:text-properties officeooo:rsid="0272f9e5"/>
    </style:style>
    <style:style style:name="T155" style:family="text">
      <style:text-properties officeooo:rsid="02757f12"/>
    </style:style>
    <style:style style:name="T156" style:family="text">
      <style:text-properties officeooo:rsid="02735980"/>
    </style:style>
    <style:style style:name="T157" style:family="text">
      <style:text-properties officeooo:rsid="01b6dc57"/>
    </style:style>
    <style:style style:name="T158" style:family="text">
      <style:text-properties officeooo:rsid="00b5d2d1"/>
    </style:style>
    <style:style style:name="T159" style:family="text">
      <style:text-properties officeooo:rsid="015f088a"/>
    </style:style>
    <style:style style:name="T160" style:family="text">
      <style:text-properties officeooo:rsid="01f8729d"/>
    </style:style>
    <style:style style:name="T161" style:family="text">
      <style:text-properties officeooo:rsid="010c4d3a"/>
    </style:style>
    <style:style style:name="T162" style:family="text">
      <style:text-properties fo:font-size="16pt" style:font-size-asian="16pt" style:font-size-complex="16pt"/>
    </style:style>
    <style:style style:name="T163" style:family="text">
      <style:text-properties officeooo:rsid="00b6801f"/>
    </style:style>
    <style:style style:name="T164" style:family="text">
      <style:text-properties officeooo:rsid="014407b5"/>
    </style:style>
    <style:style style:name="T165" style:family="text">
      <style:text-properties officeooo:rsid="008d016c"/>
    </style:style>
    <style:style style:name="T166" style:family="text">
      <style:text-properties officeooo:rsid="009e3fdd"/>
    </style:style>
    <style:style style:name="T167" style:family="text">
      <style:text-properties officeooo:rsid="00a4cf55"/>
    </style:style>
    <style:style style:name="T168" style:family="text">
      <style:text-properties officeooo:rsid="005a3fa8"/>
    </style:style>
    <style:style style:name="T169" style:family="text">
      <style:text-properties officeooo:rsid="00415f3a"/>
    </style:style>
    <style:style style:name="T170" style:family="text">
      <style:text-properties officeooo:rsid="00386ebd"/>
    </style:style>
    <style:style style:name="T171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1fe03f2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fo:background-color="#ffff00" loext:char-shading-value="0"/>
    </style:style>
    <style:style style:name="T180" style:family="text">
      <style:text-properties fo:font-weight="normal" style:font-weight-asian="normal" style:font-weight-complex="normal"/>
    </style:style>
    <style:style style:name="T181" style:family="text">
      <style:text-properties style:text-position="super 58%"/>
    </style:style>
    <style:style style:name="T182" style:family="text">
      <style:text-properties style:text-position="super 58%" fo:font-weight="normal" style:font-weight-asian="normal" style:font-weight-complex="normal"/>
    </style:style>
    <style:style style:name="T183" style:family="text"/>
    <style:style style:name="T184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185" style:family="text">
      <style:text-properties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2" fo:column-gap="0.198cm">
          <style:column-sep style:width="0.035cm" style:color="#d7e12c" style:height="100%" style:style="solid"/>
          <style:column style:rel-width="32767*" fo:start-indent="0cm" fo:end-indent="0.099cm"/>
          <style:column style:rel-width="32768*" fo:start-indent="0.099cm" fo:end-indent="0cm"/>
        </style:columns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76cm" svg:stroke-color="#d7e12c" draw:marker-start-width="0.457cm" draw:marker-end-width="0.457cm" draw:fill-color="#ff0000" draw:textarea-horizontal-align="center" draw:textarea-vertical-align="middle" fo:padding-top="0.037cm" fo:padding-bottom="0.037cm" fo:padding-left="0.037cm" fo:padding-right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fo:margin-left="1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svg:stroke-width="0.019cm" svg:stroke-color="#000000" draw:marker-start-width="0.33cm" draw:marker-start-center="false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.019cm" svg:stroke-color="#000000" draw:marker-start-width="0.33cm" draw:marker-start-center="false" draw:marker-end-width="0.33cm" draw:marker-end-center="false" draw:fill="solid" draw:fill-color="#b3b3b3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.019cm" svg:stroke-color="#000000" draw:marker-start="Arrow_20_concave" draw:marker-start-width="0.229cm" draw:marker-start-center="false" draw:marker-end="Arrow_20_concav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376cm" fo:min-width="1.007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74cm" fo:min-width="1.113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.019cm" svg:stroke-color="#000000" draw:marker-start-width="0.33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2" draw:name="Shape3_0" draw:style-name="gr26" draw:text-style-name="P114" svg:x1="12.61cm" svg:y1="1.386cm" svg:x2="21.997cm" svg:y2="1.411cm">
        <text:p/>
      </draw:line>
      <draw:frame text:anchor-type="page" text:anchor-page-number="1" draw:z-index="1" draw:name="Shape8_0" draw:style-name="gr27" draw:text-style-name="P121" svg:width="2.703cm" svg:height="0.715cm" draw:transform="rotate (0.0872664625997165) translate (1.32644444444444cm 1.21884722222222cm)">
        <draw:text-box>
          <text:p text:style-name="P114"><text:span text:style-name="T184">Série 5</text:span></text:p>
        </draw:text-box>
      </draw:frame>
      <draw:path text:anchor-type="page" text:anchor-page-number="1" draw:z-index="0" draw:name="Shape1" draw:style-name="gr28" draw:text-style-name="P117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424921653" text:style-name="_5f_Numérotation_20_des_20_exercices">
              <text:list-item>
                <text:h text:style-name="P111" text:outline-level="1"><text:span text:style-name="_5f_Caractères">Calcule astucieusement, sans poser les opéra­tions ni utiliser de calculatrice.</text:span></text:h>
                <text:list>
                  <text:list-item>
                    <text:p text:style-name="P108"><text:span text:style-name="_5f_Caractères">(14 × 6) + (14 × 4) = 14 × 10 = </text:span><text:span text:style-name="_5f_Caractères_5f_correction">140</text:span></text:p>
                  </text:list-item>
                  <text:list-item>
                    <text:p text:style-name="P108"><text:span text:style-name="_5f_Caractères">(86 × 106) – (86 × 6) = 86 × 100 = </text:span><text:span text:style-name="_5f_Caractères_5f_correction">8 600</text:span></text:p>
                  </text:list-item>
                  <text:list-item>
                    <text:p text:style-name="P108"><text:span text:style-name="_5f_Caractères">A = (35 × 15) – (35 × 5) = 35 × 10 = </text:span><text:span text:style-name="_5f_Caractères_5f_correction">350</text:span></text:p>
                  </text:list-item>
                  <text:list-item>
                    <text:p text:style-name="P108"><text:span text:style-name="_5f_Caractères">B = (132 × 76) – (32 × 76) = 76 × 100 = </text:span><text:span text:style-name="_5f_Caractères_5f_correction">7 600</text:span></text:p>
                  </text:list-item>
                  <text:list-item>
                    <text:p text:style-name="P108"><text:span text:style-name="_5f_Caractères">C = (198 × 46) + (2 × 46) = 46 × 200 = </text:span><text:span text:style-name="_5f_Caractères_5f_correction">9 200</text:span></text:p>
                  </text:list-item>
                  <text:list-item>
                    <text:p text:style-name="P108"><text:span text:style-name="_5f_Caractères">(65 × 11) – 65 = <text:s/>= 65 × 10 = </text:span><text:span text:style-name="_5f_Caractères_5f_correction">650</text:span></text:p>
                  </text:list-item>
                  <text:list-item>
                    <text:p text:style-name="P108"><text:span text:style-name="_5f_Caractères">D = (26 × 96) + (26 × 5) </text:span></text:p>
                  </text:list-item>
                </text:list>
              </text:list-item>
            </text:list>
            <text:h text:style-name="_5f_Paragraphe" text:outline-level="1"><text:span text:style-name="_5f_Caractères_5f_correction">D = 26 × 101 = (26 × 100) + (26 × 1) </text:span></text:h>
            <text:h text:style-name="_5f_Paragraphe" text:outline-level="1"><text:span text:style-name="_5f_Caractères_5f_correction">D = 2 600 + 26 = <text:s/>2 626</text:span></text:h>
            <text:list xml:id="list141824487739907" text:continue-numbering="true" text:style-name="_5f_Numérotation_20_des_20_exercices">
              <text:list-item>
                <text:list>
                  <text:list-item>
                    <text:p text:style-name="P108"><text:span text:style-name="_5f_Caractères">E = (13 × 87) + (13 × 6) + (13 × 9) </text:span></text:p>
                  </text:list-item>
                </text:list>
              </text:list-item>
            </text:list>
            <text:h text:style-name="_5f_Paragraphe" text:outline-level="1"><text:span text:style-name="_5f_Caractères_5f_correction">E = 13 × (87 + 6 + 9) = 13 × 102 </text:span></text:h>
            <text:h text:style-name="_5f_Paragraphe" text:outline-level="1"><text:span text:style-name="_5f_Caractères_5f_correction">E = (13 × 100) + (13 × 2) = 1 300 + 26 </text:span></text:h>
            <text:h text:style-name="_5f_Paragraphe" text:outline-level="1"><text:span text:style-name="_5f_Caractères_5f_correction">E = <text:s/>1 326</text:span></text:h>
            <text:list xml:id="list141824346319360" text:continue-numbering="true" text:style-name="_5f_Numérotation_20_des_20_exercices">
              <text:list-item>
                <text:list>
                  <text:list-item>
                    <text:p text:style-name="P108"><text:span text:style-name="_5f_Caractères">F = (48 × 107) – (48 × 5) – (48 × 2) </text:span></text:p>
                  </text:list-item>
                </text:list>
              </text:list-item>
            </text:list>
            <text:h text:style-name="_5f_Paragraphe" text:outline-level="1"><text:span text:style-name="_5f_Caractères_5f_correction">F = 48 × (107 – 5 – 2) = 48 × 100 </text:span></text:h>
            <text:h text:style-name="_5f_Paragraphe" text:outline-level="1"><text:span text:style-name="_5f_Caractères_5f_correction">F = 4 800</text:span></text:h>
            <text:list xml:id="list141822824368439" text:continue-numbering="true" text:style-name="_5f_Numérotation_20_des_20_exercices">
              <text:list-item>
                <text:h text:style-name="P112" text:outline-level="1"><text:span text:style-name="_5f_Caractères">Produit en somme</text:span></text:h>
                <text:list>
                  <text:list-item>
                    <text:p text:style-name="P110"><text:span text:style-name="_5f_Caractères">Complète le tableau suivant :</text:span></text:p>
                  </text:list-item>
                </text:list>
              </text:list-item>
            </text:list>
            <table:table table:name="Tableau44" table:style-name="Tableau44">
              <table:table-column table:style-name="Tableau44.A" table:number-columns-repeated="3"/>
              <table:table-column table:style-name="Tableau44.D"/>
              <table:table-row table:style-name="Tableau44.1">
                <table:table-cell table:style-name="Tableau44.A1" office:value-type="string">
                  <text:h text:style-name="_5f_Tableau_5f_Centré_5f_Gras" text:outline-level="1">×</text:h>
                </table:table-cell>
                <table:table-cell table:style-name="Tableau44.B1" office:value-type="float" office:value="100">
                  <text:h text:style-name="_5f_Tableau_5f_Centré_5f_Gras" text:outline-level="1">100</text:h>
                </table:table-cell>
                <table:table-cell table:style-name="Tableau44.B1" office:value-type="float" office:value="1">
                  <text:h text:style-name="_5f_Tableau_5f_Centré_5f_Gras" text:outline-level="1">1</text:h>
                </table:table-cell>
                <table:table-cell table:style-name="Tableau44.D1" office:value-type="float" office:value="2">
                  <text:h text:style-name="_5f_Tableau_5f_Centré_5f_Gras" text:outline-level="1">2</text:h>
                </table:table-cell>
              </table:table-row>
              <table:table-row table:style-name="Tableau44.2">
                <table:table-cell table:style-name="Tableau44.A2" office:value-type="float" office:value="24">
                  <text:h text:style-name="_5f_Tableau_5f_Centré_5f_Gras" text:outline-level="1">24</text:h>
                </table:table-cell>
                <table:table-cell table:style-name="Tableau44.C2" office:value-type="string">
                  <text:h text:style-name="_5f_Tableau_5f_Centré" text:outline-level="1">2 400</text:h>
                </table:table-cell>
                <table:table-cell table:style-name="Tableau44.C2" office:value-type="string">
                  <text:h text:style-name="_5f_Tableau_5f_Centré" text:outline-level="1">24</text:h>
                </table:table-cell>
                <table:table-cell table:style-name="Tableau44.D2" office:value-type="string">
                  <text:h text:style-name="_5f_Tableau_5f_Centré" text:outline-level="1"><text:span text:style-name="_5f_Caractères_5f_correction">48</text:span></text:h>
                </table:table-cell>
              </table:table-row>
              <table:table-row table:style-name="Tableau44.2">
                <table:table-cell table:style-name="Tableau44.A2" office:value-type="float" office:value="43">
                  <text:h text:style-name="_5f_Tableau_5f_Centré_5f_Gras" text:outline-level="1">43</text:h>
                </table:table-cell>
                <table:table-cell table:style-name="Tableau44.C3" office:value-type="string">
                  <text:h text:style-name="_5f_Tableau_5f_Centré" text:outline-level="1"><text:span text:style-name="_5f_Caractères_5f_correction">4 300</text:span></text:h>
                </table:table-cell>
                <table:table-cell table:style-name="Tableau44.C3" office:value-type="string">
                  <text:h text:style-name="_5f_Tableau_5f_Centré" text:outline-level="1"><text:span text:style-name="_5f_Caractères_5f_correction">43</text:span></text:h>
                </table:table-cell>
                <table:table-cell table:style-name="Tableau44.D3" office:value-type="string">
                  <text:h text:style-name="_5f_Tableau_5f_Centré" text:outline-level="1"><text:span text:style-name="_5f_Caractères_5f_correction">86</text:span></text:h>
                </table:table-cell>
              </table:table-row>
            </table:table>
            <text:list xml:id="list141823637123286" text:continue-numbering="true" text:style-name="_5f_Numérotation_20_des_20_exercices">
              <text:list-item>
                <text:list>
                  <text:list-item>
                    <text:p text:style-name="P110"><text:span text:style-name="_5f_Caractères">En utilisant les résultats du tableau ci-dessus, donne le résultat des produits suivants :</text:span></text:p>
                  </text:list-item>
                </text:list>
              </text:list-item>
            </text:list>
            <text:list xml:id="list1659674837" text:style-name="_5f_Numérotation_20_des_20_exercices">
              <text:list-item>
                <text:list>
                  <text:list-header>
                    <text:p text:style-name="P108"><text:span text:style-name="_5f_Caractères">24 × 101 = <text:s/>2 400 + 24 = 2 424</text:span></text:p>
                    <text:p text:style-name="P108"><text:span text:style-name="_5f_Caractères">24 × 99 = </text:span><text:span text:style-name="_5f_Caractères_5f_correction">2 400 – 24 = 2 376</text:span></text:p>
                    <text:p text:style-name="P108"><text:span text:style-name="_5f_Caractères">24 × 102 = </text:span><text:span text:style-name="_5f_Caractères_5f_correction">2 400 + 48 = 2 448</text:span></text:p>
                    <text:p text:style-name="P108"><text:span text:style-name="_5f_Caractères">24 × 98 = </text:span><text:span text:style-name="_5f_Caractères_5f_correction">2 400 – 48 = 2 352</text:span></text:p>
                    <text:p text:style-name="P108"><text:span text:style-name="_5f_Caractères">43 × 101 = </text:span><text:span text:style-name="_5f_Caractères_5f_correction">4 300 + 43 = 4 343</text:span></text:p>
                    <text:p text:style-name="P108"><text:span text:style-name="_5f_Caractères">43 × 99 = </text:span><text:span text:style-name="_5f_Caractères_5f_correction">4 300 – 43 = 4 257</text:span></text:p>
                  </text:list-header>
                </text:list>
              </text:list-item>
            </text:list>
            <text:section text:style-name="Sect2" text:name="Section1">
              <text:section text:style-name="Sect2" text:name="Section4">
                <text:h text:style-name="_5f_Paragraphe" text:outline-level="1"><text:span text:style-name="_5f_pointillés_20_gris"/></text:h>
                <text:h text:style-name="_5f_Paragraphe" text:outline-level="1"><text:span text:style-name="_5f_pointillés_20_gris"/></text:h>
                <text:h text:style-name="_5f_Paragraphe" text:outline-level="1"><text:span text:style-name="_5f_pointillés_20_gris"/></text:h>
                <text:h text:style-name="_5f_Paragraphe" text:outline-level="1"><text:span text:style-name="_5f_pointillés_20_gris"/></text:h>
                <text:list xml:id="list141824496404903" text:continue-list="list141823637123286" text:style-name="_5f_Numérotation_20_des_20_exercices">
                  <text:list-item>
                    <text:h text:style-name="P113" text:outline-level="1"><text:span text:style-name="_5f_Caractères">Sans effectuer de calculs, relie les expressions qui conduisent au même résultat :</text:span></text:h>
                  </text:list-item>
                </text:list>
                <table:table table:name="Tableau35" table:style-name="Tableau35">
                  <table:table-column table:style-name="Tableau35.A"/>
                  <table:table-column table:style-name="Tableau35.B"/>
                  <table:table-column table:style-name="Tableau35.C"/>
                  <table:table-header-rows>
                    <table:table-row table:style-name="Tableau35.1">
                      <table:table-cell table:style-name="Tableau35.A1" office:value-type="string">
                        <text:h text:style-name="P102" text:outline-level="1"><draw:line text:anchor-type="paragraph" draw:z-index="5" draw:name="Forme2" draw:style-name="gr17" draw:text-style-name="P126" svg:x1="3.424cm" svg:y1="0.914cm" svg:x2="5.144cm" svg:y2="0.316cm"><text:p/></draw:line><draw:line text:anchor-type="paragraph" draw:z-index="4" draw:name="Forme1" draw:style-name="gr17" draw:text-style-name="P126" svg:x1="3.482cm" svg:y1="0.316cm" svg:x2="5.144cm" svg:y2="1.494cm"><text:p/></draw:line>83 × (49 − 4) •</text:h>
                      </table:table-cell>
                      <table:table-cell table:style-name="Tableau35.B1" office:value-type="string">
                        <text:h text:style-name="P102" text:outline-level="1"/>
                      </table:table-cell>
                      <table:table-cell table:style-name="Tableau35.A1" office:value-type="string">
                        <text:h text:style-name="P102" text:outline-level="1">• (83 × 49) + (83 × 4)</text:h>
                      </table:table-cell>
                    </table:table-row>
                  </table:table-header-rows>
                  <table:table-row table:style-name="Tableau35.1">
                    <table:table-cell table:style-name="Tableau35.A1" office:value-type="string">
                      <text:h text:style-name="P102" text:outline-level="1"><draw:line text:anchor-type="paragraph" draw:z-index="6" draw:name="Forme3" draw:style-name="gr17" draw:text-style-name="P126" svg:x1="4.045cm" svg:y1="0.882cm" svg:x2="5.668cm" svg:y2="0.319cm"><text:p/></draw:line>83 × (49 + 4) •</text:h>
                    </table:table-cell>
                    <table:table-cell table:style-name="Tableau35.B2" office:value-type="string">
                      <text:h text:style-name="_5f_Tableau_5f_Centré" text:outline-level="1"/>
                    </table:table-cell>
                    <table:table-cell table:style-name="Tableau35.A1" office:value-type="string">
                      <text:h text:style-name="_5f_Tableau_5f_Centré" text:outline-level="1">• 49 × (83 + 4)</text:h>
                    </table:table-cell>
                  </table:table-row>
                  <table:table-row table:style-name="Tableau35.1">
                    <table:table-cell table:style-name="Tableau35.A1" office:value-type="string">
                      <text:h text:style-name="P102" text:outline-level="1">(49 × 83) + (49 × 4) •</text:h>
                    </table:table-cell>
                    <table:table-cell table:style-name="Tableau35.B3" office:value-type="string">
                      <text:h text:style-name="_5f_Tableau_5f_Centré" text:outline-level="1"/>
                    </table:table-cell>
                    <table:table-cell table:style-name="Tableau35.A1" office:value-type="string">
                      <text:h text:style-name="_5f_Tableau_5f_Centré" text:outline-level="1">• (83 × 49) − (83 × 4)</text:h>
                    </table:table-cell>
                  </table:table-row>
                </table:table>
                <text:list xml:id="list141824324246912" text:continue-numbering="true" text:style-name="_5f_Numérotation_20_des_20_exercices">
                  <text:list-item>
                    <text:h text:style-name="P113" text:outline-level="1"><text:span text:style-name="_5f_Caractères">On donne : 197 × 17 = 3 349, et <text:line-break/>197 × 4 = 788</text:span></text:h>
                    <text:list>
                      <text:list-item>
                        <text:p text:style-name="P110"><text:span text:style-name="_5f_Caractères">Calcule sans poser de multiplication (et sans uti­liser la calculatrice) :</text:span></text:p>
                      </text:list-item>
                    </text:list>
                  </text:list-item>
                </text:list>
                <text:h text:style-name="_5f_Paragraphe" text:outline-level="1"><text:span text:style-name="_5f_Caractères">A = 197 × 21 = </text:span><text:span text:style-name="_5f_Caractères_5f_correction">3 349 +</text:span><text:span text:style-name="_5f_Caractères"><text:span text:style-name="T179"> </text:span></text:span><text:span text:style-name="_5f_Caractères_5f_correction">788 = 4 137 </text:span></text:h>
                <text:h text:style-name="_5f_Paragraphe" text:outline-level="1"><text:span text:style-name="_5f_Caractères">B = 197 × 13 = </text:span><text:span text:style-name="_5f_Caractères_5f_correction">3 349 –</text:span><text:span text:style-name="_5f_Caractères"><text:span text:style-name="T179"> </text:span></text:span><text:span text:style-name="_5f_Caractères_5f_correction">788 = 2 561</text:span></text:h>
                <text:h text:style-name="_5f_Paragraphe" text:outline-level="1"><text:span text:style-name="_5f_Caractères">C = 197 × 34 = </text:span><text:span text:style-name="_5f_Caractères_5f_correction">3 349 × 2 = 6 698</text:span></text:h>
                <text:h text:style-name="_5f_Paragraphe" text:outline-level="1"><text:span text:style-name="_5f_Caractères">D = 197 × 9 <text:tab/>= </text:span><text:span text:style-name="_5f_Caractères_5f_correction">788 × 2 +</text:span><text:span text:style-name="_5f_Caractères"><text:span text:style-name="T179"> </text:span></text:span><text:span text:style-name="_5f_Caractères_5f_correction">197 = 1 576 +</text:span><text:span text:style-name="_5f_Caractères"><text:span text:style-name="T179"> </text:span></text:span><text:span text:style-name="_5f_Caractères_5f_correction">197 <text:line-break/><text:tab/><text:tab/>= 1 773</text:span></text:h>
                <text:list xml:id="list141823546049223" text:continue-numbering="true" text:style-name="_5f_Numérotation_20_des_20_exercices">
                  <text:list-item>
                    <text:list>
                      <text:list-item>
                        <text:p text:style-name="P110"><text:span text:style-name="_5f_Caractères">À partir des mêmes données, écris trois autres produits que l'on pourrait effectuer de cette ma­nière :</text:span></text:p>
                      </text:list-item>
                    </text:list>
                  </text:list-item>
                </text:list>
                <text:h text:style-name="_5f_Paragraphe" text:outline-level="1"><text:span text:style-name="_5f_Caractères_5f_correction">197 × 8 ou <text:s/>197 × 25 ou <text:s/>197 × 30 </text:span><text:span text:style-name="_5f_pointillés_20_gris">...</text:span></text:h>
                <text:list xml:id="list141822720868512" text:continue-numbering="true" text:style-name="_5f_Numérotation_20_des_20_exercices">
                  <text:list-item>
                    <text:h text:style-name="P113" text:outline-level="1"><text:span text:style-name="_5f_Caractères">Sans effectuer les opérations, indique par « vrai » ou « faux » si les calculs suivants sont égaux à 37 × 28. </text:span></text:h>
                  </text:list-item>
                </text:list>
                <text:section text:style-name="Sect3" text:name="Section5">
                  <text:list xml:id="list141823276981776" text:continue-list="list141822720868512" text:style-name="_5f_Numérotation_20_des_20_exercices">
                    <text:list-item>
                      <text:list>
                        <text:list-item text:start-value="1">
                          <text:p text:style-name="P108"><text:span text:style-name="_5f_Caractères">36 + 1 × 28 : <text:s/></text:span><text:span text:style-name="_5f_Caractères_5f_correction">faux</text:span></text:p>
                        </text:list-item>
                        <text:list-item>
                          <text:p text:style-name="P110"><text:span text:style-name="_5f_Caractères">37 × 27 + 27 : <text:s/></text:span><text:span text:style-name="_5f_Caractères_5f_correction">faux</text:span></text:p>
                        </text:list-item>
                        <text:list-item>
                          <text:p text:style-name="P108"><text:span text:style-name="_5f_Caractères">(30 + 7) × 28 : <text:s/></text:span><text:span text:style-name="_5f_Caractères_5f_correction">vrai</text:span></text:p>
                        </text:list-item>
                        <text:list-item>
                          <text:p text:style-name="P108"><text:span text:style-name="_5f_Caractères">37 × 27 + 37 : <text:s/></text:span><text:span text:style-name="_5f_Caractères_5f_correction">vrai</text:span></text:p>
                        </text:list-item>
                      </text:list>
                    </text:list-item>
                  </text:list>
                </text:section>
                <text:list xml:id="list141824282815332" text:continue-numbering="true" text:style-name="_5f_Numérotation_20_des_20_exercices">
                  <text:list-item>
                    <text:list>
                      <text:list-item>
                        <text:p text:style-name="P108"><text:span text:style-name="_5f_Caractères">40 × 28 − 3 × 28 : </text:span><text:span text:style-name="_5f_Caractères_5f_correction">vrai</text:span></text:p>
                      </text:list-item>
                      <text:list-item>
                        <text:p text:style-name="P110"><text:span text:style-name="_5f_Caractères">(36 + 1) × (29 − 1) : </text:span><text:span text:style-name="_5f_Caractères_5f_correction">vrai</text:span></text:p>
                      </text:list-item>
                    </text:list>
                  </text:list-item>
                  <text:list-item>
                    <text:h text:style-name="P113" text:outline-level="1"><draw:g text:anchor-type="paragraph" draw:z-index="3" draw:name="Forme28" draw:style-name="gr18"><draw:rect draw:style-name="gr19" draw:text-style-name="P127" svg:width="1.142cm" svg:height="1.14cm" svg:x="6.039cm" svg:y="0.488cm"><text:p/></draw:rect><draw:rect draw:style-name="gr20" draw:text-style-name="P128" svg:width="1.712cm" svg:height="1.14cm" svg:x="7.179cm" svg:y="0.488cm"><text:p/></draw:rect><draw:line draw:style-name="gr21" draw:text-style-name="P129" svg:x1="6.068cm" svg:y1="1.794cm" svg:x2="8.915cm" svg:y2="1.794cm"><text:p/></draw:line><draw:frame draw:style-name="gr22" draw:text-style-name="P131" svg:width="1.008cm" svg:height="0.376cm" svg:x="6.942cm" svg:y="1.803cm"><draw:text-box><text:p text:style-name="P130"><text:span text:style-name="T185">12 cm</text:span></text:p></draw:text-box></draw:frame><draw:frame draw:style-name="gr23" draw:text-style-name="P131" svg:width="1.114cm" svg:height="0.475cm" draw:transform="rotate (1.5707963267949) translate (5.33223611111111cm 1.60690277777778cm)"><draw:text-box><text:p text:style-name="P130"><text:span text:style-name="T185">2,4 cm</text:span></text:p></draw:text-box></draw:frame><draw:line draw:style-name="gr21" draw:text-style-name="P129" svg:x1="5.835cm" svg:y1="0.49cm" svg:x2="5.835cm" svg:y2="1.629cm"><text:p/></draw:line><draw:line draw:style-name="gr24" draw:text-style-name="P129" svg:x1="6.5cm" svg:y1="0.571cm" svg:x2="6.676cm" svg:y2="0.395cm"><text:p/></draw:line><draw:line draw:style-name="gr25" draw:text-style-name="P129" svg:x1="5.952cm" svg:y1="1.146cm" svg:x2="6.132cm" svg:y2="0.968cm"><text:p/></draw:line></draw:g><text:span text:style-name="_5f_Caractères">On donne la figure ci-contre, formée d'un rectangle et d'un carré.</text:span></text:h>
                  </text:list-item>
                </text:list>
                <text:h text:style-name="_5f_Paragraphe" text:outline-level="1"><text:span text:style-name="_5f_Caractères">Calcule l'aire du rec­tangle grisé de deux ma­nières différentes :</text:span></text:h>
                <table:table table:name="Tableau58" table:style-name="Tableau58">
                  <table:table-column table:style-name="Tableau58.A"/>
                  <table:table-column table:style-name="Tableau58.B"/>
                  <table:table-row table:style-name="Tableau58.1">
                    <table:table-cell table:style-name="Tableau58.A1" office:value-type="string">
                      <text:h text:style-name="_5f_Tableau_5f_Centré_5f_Gras" text:outline-level="1">1ère manière</text:h>
                    </table:table-cell>
                    <table:table-cell table:style-name="Tableau58.B1" office:value-type="string">
                      <text:h text:style-name="_5f_Tableau_5f_Centré_5f_Gras" text:outline-level="1">2ème manière</text:h>
                    </table:table-cell>
                  </table:table-row>
                  <table:table-row table:style-name="Tableau58.2">
                    <table:table-cell table:style-name="Tableau58.A2" office:value-type="string">
                      <text:h text:style-name="_5f_Tableau_5f_Centré_5f_Gras" text:outline-level="1"><text:span text:style-name="_5f_Caractères_5f_correction"><text:span text:style-name="T180">(12 × 2,4) − (2,4 × 2,4)</text:span></text:span></text:h>
                      <text:h text:style-name="_5f_Tableau_5f_Centré_5f_Gras" text:outline-level="1"><text:span text:style-name="_5f_Caractères_5f_correction"><text:span text:style-name="T180">= 28,8 − 5,76</text:span></text:span></text:h>
                      <text:h text:style-name="_5f_Tableau_5f_Centré_5f_Gras" text:outline-level="1"><text:span text:style-name="_5f_Caractères_5f_correction"><text:span text:style-name="T180">= 23,04 (cm</text:span></text:span><text:span text:style-name="_5f_Caractères_5f_correction"><text:span text:style-name="T182">2</text:span></text:span><text:span text:style-name="_5f_Caractères_5f_correction"><text:span text:style-name="T180">)</text:span></text:span></text:h>
                    </table:table-cell>
                    <table:table-cell table:style-name="Tableau58.B2" office:value-type="string">
                      <text:h text:style-name="_5f_Tableau_5f_Centré" text:outline-level="1"><text:span text:style-name="_5f_Caractères_5f_correction">(12 − 2,4) × 2,4 </text:span></text:h>
                      <text:h text:style-name="_5f_Tableau_5f_Centré" text:outline-level="1"><text:span text:style-name="_5f_Caractères_5f_correction">= 9,6 × 2,4</text:span></text:h>
                      <text:h text:style-name="_5f_Tableau_5f_Centré" text:outline-level="1"><text:span text:style-name="_5f_Caractères_5f_correction">= 23,04 (cm</text:span><text:span text:style-name="_5f_Caractères_5f_correction"><text:span text:style-name="T181">2</text:span></text:span><text:span text:style-name="_5f_Caractères_5f_correction">)</text:span></text:h>
                    </table:table-cell>
                  </table:table-row>
                </table:table>
                <text:p text:style-name="Text_20_body"><text:span text:style-name="Character_5f_20_5f_style"/></text:p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Footer">
      <style:text-properties officeooo:paragraph-rsid="008d016c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Header">
      <style:paragraph-properties fo:margin-left="0cm" fo:margin-right="0cm" fo:text-indent="0cm" style:auto-text-indent="false"/>
    </style:style>
    <style:style style:name="MP57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8" style:family="paragraph" style:parent-style-name="_5f_Header_20_N_20_page_20_impaire_20__28_D_29_">
      <style:text-properties officeooo:rsid="027aa87d" officeooo:paragraph-rsid="027aa87d"/>
    </style:style>
    <style:style style:name="MP59" style:family="paragraph" style:parent-style-name="_5f_Header_20_N_20_page_20_impaire_20__28_D_29_">
      <style:text-properties officeooo:rsid="0277791e" officeooo:paragraph-rsid="0277791e"/>
    </style:style>
    <style:style style:name="MP6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2" style:family="paragraph" style:parent-style-name="Footer">
      <style:text-properties officeooo:rsid="0242edd8" officeooo:paragraph-rsid="0242edd8"/>
    </style:style>
    <style:style style:name="MP63" style:family="paragraph" style:parent-style-name="Footer">
      <style:paragraph-properties fo:text-align="start" style:justify-single-word="false"/>
      <style:text-properties officeooo:paragraph-rsid="0211dd7e"/>
    </style:style>
    <style:style style:name="MP64" style:family="paragraph" style:parent-style-name="Head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7" style:family="paragraph" style:parent-style-name="Footer">
      <style:text-properties officeooo:paragraph-rsid="00a59a60"/>
    </style:style>
    <style:style style:name="MP68" style:family="paragraph" style:parent-style-name="Footer">
      <style:text-properties officeooo:paragraph-rsid="004274bc"/>
    </style:style>
    <style:style style:name="MP69" style:family="paragraph" style:parent-style-name="Header">
      <style:paragraph-properties fo:text-align="center" style:justify-single-word="false"/>
      <style:text-properties officeooo:paragraph-rsid="00c10aa6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1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5" style:family="paragraph" style:parent-style-name="Footer">
      <style:text-properties officeooo:paragraph-rsid="00d8520c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7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8" style:family="paragraph" style:parent-style-name="Footer">
      <style:text-properties officeooo:paragraph-rsid="002aa84d"/>
    </style:style>
    <style:style style:name="MP79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0" style:family="paragraph">
      <loext:graphic-properties draw:fill="solid" draw:fill-color="#7fb241"/>
    </style:style>
    <style:style style:name="MP8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9" style:family="paragraph" style:parent-style-name="_5f_Header_20_G_20_page_20_impaire_20__28_D_29_">
      <style:text-properties officeooo:paragraph-rsid="00c87b35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4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5" style:family="paragraph" style:parent-style-name="Footer">
      <style:text-properties officeooo:rsid="001f8a2d" officeooo:paragraph-rsid="00bd36bc"/>
    </style:style>
    <style:style style:name="MP96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11350d1" officeooo:paragraph-rsid="011350d1"/>
    </style:style>
    <style:style style:name="MP9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47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4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5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6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43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41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42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40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9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7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8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4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5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6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2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33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28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30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29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31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5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6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7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2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3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4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20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21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7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8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9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13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15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16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14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0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1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2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07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09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08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4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5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6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00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1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02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3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7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8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9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292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3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295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6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94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9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0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1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286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288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87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3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4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5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80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282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81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7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8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9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272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73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275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76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74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9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0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1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66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67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68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61" draw:name="Shape3_12" draw:style-name="Mgr5" draw:text-style-name="MP1" svg:x1="10.308cm" svg:y1="0.388cm" svg:x2="20.496cm" svg:y2="0.36cm"><text:p/></draw:line><draw:path text:anchor-type="paragraph" draw:z-index="262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64" draw:name="Shape3_27" draw:style-name="Mgr5" draw:text-style-name="MP1" svg:x1="10.308cm" svg:y1="0.388cm" svg:x2="20.496cm" svg:y2="0.36cm"><text:p/></draw:line><draw:path text:anchor-type="paragraph" draw:z-index="265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63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8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9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0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57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4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5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6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52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53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9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0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1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47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48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45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46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43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44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0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1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2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7"><draw:text-box fo:min-height="0.499cm" fo:min-width="7.096cm"><draw:frame draw:style-name="Mfr2" draw:name="Frame279" text:anchor-type="frame" svg:x="0.45cm" svg:y="0.079cm" svg:width="0.817cm" draw:z-index="8"><draw:text-box fo:min-height="0.355cm"><text:p text:style-name="MP3"><draw:g text:anchor-type="paragraph" draw:z-index="239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6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7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8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34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35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1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2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8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9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0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26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27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23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24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5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21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22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18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19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20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16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17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13" draw:name="Shape3_3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215" draw:name="Shape3_18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14" draw:name="Shape4_10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0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1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12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08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09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59"> </text:span>: <text:span text:style-name="MT75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06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07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04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05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02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78">Proportionnalité et pourcentage : </text:span><text:span text:style-name="MT79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0">Proportionnalité et pourcentages : </text:span><text:span text:style-name="MT79">pourcentages</text:span></text:p></draw:text-box></draw:frame><draw:g text:anchor-type="paragraph" draw:z-index="203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9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0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1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96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97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8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3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4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5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90" draw:name="Shape3_1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192" draw:name="Shape3_20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91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7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8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9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4" draw:name="Shape3_16" draw:style-name="Mgr9" draw:text-style-name="MP1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6"><draw:line text:anchor-type="paragraph" draw:z-index="186" draw:name="Shape3_17" draw:style-name="Mgr9" draw:text-style-name="MP1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85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1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2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3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7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79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/text:p>
      </style:footer>
      <style:footer-left>
        <text:p text:style-name="MP57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draw:g text:anchor-type="paragraph" draw:z-index="180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87">Volume</text:span><text:span text:style-name="MT4"> </text:span></text:p></draw:text-box></draw:frame><draw:g text:anchor-type="paragraph" draw:z-index="178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9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Conversions d’unités : longueurs</text:p></draw:text-box></draw:frame><draw:g text:anchor-type="paragraph" draw:z-index="175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76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Conversions d’unités : longueurs</text:p></draw:text-box></draw:frame><draw:g text:anchor-type="paragraph" draw:z-index="177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longueurs</text:span><text:span text:style-name="MT4"> </text:span></text:p></draw:text-box></draw:frame><draw:g text:anchor-type="paragraph" draw:z-index="172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3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4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0">masses</text:span><text:span text:style-name="MT4"> </text:span></text:p></draw:text-box></draw:frame><draw:g text:anchor-type="paragraph" draw:z-index="169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0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1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2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1">Masses</text:span><text:span text:style-name="MT4"> </text:span></text:p></draw:text-box></draw:frame><draw:g text:anchor-type="paragraph" draw:z-index="166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67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68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5">capacités</text:span><text:span text:style-name="MT4"> </text:span></text:p></draw:text-box></draw:frame><draw:g text:anchor-type="paragraph" draw:z-index="163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4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5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7">Capacités</text:span><text:span text:style-name="MT4"> </text:span></text:p></draw:text-box></draw:frame><draw:g text:anchor-type="paragraph" draw:z-index="162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159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0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1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157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58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3">Temps et </text:span><text:span text:style-name="MT104">Durée</text:span><text:span text:style-name="MT4"> </text:span></text:p></draw:text-box></draw:frame><draw:g text:anchor-type="paragraph" draw:z-index="154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5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6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6">vitesse</text:span><text:span text:style-name="MT4"> </text:span></text:p></draw:text-box></draw:frame><draw:g text:anchor-type="paragraph" draw:z-index="152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53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8">aires</text:span></text:p></draw:text-box></draw:frame><draw:g text:anchor-type="paragraph" draw:z-index="149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0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1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148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146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1">Conversions d’unités </text:span><text:span text:style-name="MT4">: </text:span><text:span text:style-name="MT111">problèmes</text:span></text:p></draw:text-box></draw:frame><draw:g text:anchor-type="paragraph" draw:z-index="147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4"><text:span text:style-name="MT96">Conversions d’unités : </text:span><text:span text:style-name="MT109">Problèmes</text:span></text:p>
      </style:header>
      <style:header-left>
        <text:p text:style-name="MP64"><text:span text:style-name="MT96">Conversions d’unités : </text:span><text:span text:style-name="MT109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144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<text:span text:style-name="MT92">Conversions d’unités : </text:span><text:span text:style-name="MT110">problèmes</text:span></text:p></draw:text-box></draw:frame><draw:g text:anchor-type="paragraph" draw:z-index="145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41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2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3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5"><text:span text:style-name="MT112"><text:s text:c="15"/>A</text:span>ires : Aire et unité</text:p>
      </style:header>
      <style:header-left>
        <text:p text:style-name="MP65"><text:span text:style-name="MT112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40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14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138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39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36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37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22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23">coder</text:span></text:p></draw:text-box></draw:frame><draw:g text:anchor-type="paragraph" draw:z-index="134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23">coder</text:span></text:p></draw:text-box></draw:frame><draw:g text:anchor-type="paragraph" draw:z-index="135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header-left>
        <text:p text:style-name="MP69"><text:span text:style-name="MT118">Géométrie plane</text:span><text:span text:style-name="MT119"> : </text:span><text:span text:style-name="MT120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32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33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30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31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28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29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5">Milieu, alignement, </text:span><text:span text:style-name="MT126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26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27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24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25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1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22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2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23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20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21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18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19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36">déplacer</text:span></text:p></draw:text-box></draw:frame><draw:g text:anchor-type="paragraph" draw:z-index="116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<text:span text:style-name="MT4">Repères du plan : se </text:span><text:span text:style-name="MT136">déplacer</text:span></text:p></draw:text-box></draw:frame><draw:g text:anchor-type="paragraph" draw:z-index="117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14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15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Repères du plan : Se repérer</text:p></draw:text-box></draw:frame><draw:g text:anchor-type="paragraph" draw:z-index="112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13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7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11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9"><draw:line text:anchor-type="paragraph" draw:z-index="104" draw:name="Shape7_8" draw:style-name="Mgr9" draw:text-style-name="MP1" svg:x1="9.042cm" svg:y1="0.36cm" svg:x2="20.461cm" svg:y2="0.36cm"><text:p/></draw:line><draw:path text:anchor-type="paragraph" draw:z-index="105" draw:name="Shape5_1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06" draw:name="Shape6_2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T<text:span text:style-name="MT139">itre de la série</text:span></text:p>
      </style:header>
      <style:header-left>
        <text:p text:style-name="MP79"><draw:line text:anchor-type="paragraph" draw:z-index="108" draw:name="Shape7_9" draw:style-name="Mgr9" draw:text-style-name="MP1" svg:x1="9.042cm" svg:y1="0.36cm" svg:x2="20.461cm" svg:y2="0.36cm"><text:p/></draw:line><draw:path text:anchor-type="paragraph" draw:z-index="109" draw:name="Shape5_2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10" draw:name="Shape6_5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T<text:span text:style-name="MT139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07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2"><text:span text:style-name="MT112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03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0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1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2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4"><text:span text:style-name="MT71"><text:s text:c="15"/>A</text:span><text:span text:style-name="MT141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99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6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7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8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3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4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5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6"><text:span text:style-name="MT112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92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9"><draw:path text:anchor-type="paragraph" draw:z-index="85" draw:name="Shape5_3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86" draw:name="Shape6_3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line text:anchor-type="paragraph" draw:z-index="87" draw:name="Shape7_6" draw:style-name="Mgr9" draw:text-style-name="MP1" svg:x1="9.042cm" svg:y1="0.36cm" svg:x2="20.461cm" svg:y2="0.36cm"><text:p/></draw:line>T<text:span text:style-name="MT139">itre de la série</text:span></text:p>
      </style:header>
      <style:header-left>
        <text:p text:style-name="MP79"><draw:path text:anchor-type="paragraph" draw:z-index="89" draw:name="Shape5_4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90" draw:name="Shape6_4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line text:anchor-type="paragraph" draw:z-index="91" draw:name="Shape7_3" draw:style-name="Mgr9" draw:text-style-name="MP1" svg:x1="9.042cm" svg:y1="0.36cm" svg:x2="20.461cm" svg:y2="0.36cm"><text:p/></draw:line>T<text:span text:style-name="MT139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88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424921653" text:style-name="_5f_Numérotation_20_des_20_exercices">
          <text:list-item>
            <text:list>
              <text:list-item>
                <text:p text:style-name="MP88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83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41823042065094" text:continue-numbering="true" text:style-name="_5f_Numérotation_20_des_20_exercices">
          <text:list-item>
            <text:list>
              <text:list-item>
                <text:p text:style-name="MP88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84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81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82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9"><text:span text:style-name="MT44">Géométrie plane</text:span> : <text:span text:style-name="MT145">D</text:span><text:span text:style-name="MT44">roites, </text:span><text:span text:style-name="MT146">demi-droites </text:span><text:span text:style-name="MT147">&amp; </text:span><text:span text:style-name="MT146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79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48">droites, </text:span><text:span text:style-name="MT148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80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0"><text:span text:style-name="MT112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78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5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6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7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91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2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3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4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2"><text:span text:style-name="MT112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71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header-left>
        <text:p text:style-name="MP94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69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70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6">Géométrie de base, partie 1: nommer, mesurer</text:p>
      </style:header>
      <style:header-left>
        <text:p text:style-name="_5f_Header_20_G_20_page_20_impaire_20__28_D_29_">Géométrie plane : Vocabulaire</text:p>
        <text:p text:style-name="MP97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67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68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9"><draw:line text:anchor-type="paragraph" draw:z-index="63" draw:name="Shape9" draw:style-name="Mgr1" draw:text-style-name="MP1" svg:x1="11.559cm" svg:y1="0.36cm" svg:x2="20.5cm" svg:y2="0.36cm"><text:p/></draw:line><draw:frame text:anchor-type="paragraph" draw:z-index="64" draw:name="Shape8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path text:anchor-type="paragraph" draw:z-index="65" draw:name="Shape7" draw:style-name="Mgr13" draw:text-style-name="MP100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66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62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3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1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59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54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60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57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58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56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54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5">solides : Vocabulaire, NatuRE</text:p></draw:text-box></draw:frame><draw:g text:anchor-type="paragraph" draw:z-index="55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header-left>
        <text:p text:style-name="MP71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52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53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50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51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<text:span text:style-name="MT169">patrons</text:span></text:p></draw:text-box></draw:frame><draw:g text:anchor-type="paragraph" draw:z-index="48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49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46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47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44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45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42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43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6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40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41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8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9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5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36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37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4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8">Symétrie axiale : constructions</text:p></draw:text-box></draw:frame><draw:g text:anchor-type="paragraph" draw:z-index="35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2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33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0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1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Axes de symétrie de figures</text:span></text:p>
      </style:header>
      <style:header-left>
        <text:p text:style-name="MP110"><text:span text:style-name="MT179">Symétrie axiale</text:span><text:span text:style-name="MT47"> : </text:span><text:span text:style-name="MT180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28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29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6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7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24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5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2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3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20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21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4" draw:name="Shape3_0" draw:style-name="Mgr14" draw:text-style-name="MP1" svg:x1="10.893cm" svg:y1="0.403cm" svg:x2="20.503cm" svg:y2="0.327cm"><text:p/></draw:line><draw:path text:anchor-type="char" draw:z-index="15" draw:name="Shape1_3" draw:style-name="Mgr15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8" draw:name="Shape1_9" draw:style-name="Mgr15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17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16" draw:name="Shape4_130" draw:style-name="Mgr2"><draw:path draw:style-name="Mgr16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9" draw:name="Shape4_264" draw:style-name="Mgr2"><draw:path draw:style-name="Mgr16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7"><draw:line text:anchor-type="paragraph" draw:z-index="12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13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1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. KHARROUBI</meta:initial-creator>
    <meta:creation-date>2021-04-22T23:09:03.320000000</meta:creation-date>
    <meta:editing-duration>PT36M5S</meta:editing-duration>
    <meta:editing-cycles>13</meta:editing-cycles>
    <meta:generator>LibreOffice/7.1.1.2$Windows_X86_64 LibreOffice_project/fe0b08f4af1bacafe4c7ecc87ce55bb426164676</meta:generator>
    <dc:description>Fiche 3 - série 5</dc:description>
    <dc:title>Calculer : Distributivité</dc:title>
    <dc:date>2021-09-16T14:18:20.069000000</dc:date>
    <meta:document-statistic meta:table-count="3" meta:image-count="0" meta:object-count="0" meta:page-count="1" meta:paragraph-count="809" meta:word-count="3232" meta:character-count="19557" meta:non-whitespace-character-count="16729"/>
  </office:meta>
</office:document-meta>
</file>